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2" style:family="paragraph" style:parent-style-name="Standard">
      <style:text-properties fo:font-size="9pt" officeooo:rsid="001aad38" officeooo:paragraph-rsid="001aad38" fo:background-color="#cfe7f5" style:font-size-asian="9pt" style:font-size-complex="9pt"/>
    </style:style>
    <style:style style:name="P3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9pt" officeooo:rsid="001bdf85" officeooo:paragraph-rsid="001aad38" style:font-size-asian="9pt" style:font-size-complex="9pt"/>
    </style:style>
    <style:style style:name="P5" style:family="paragraph" style:parent-style-name="Standard">
      <style:text-properties fo:font-size="9pt" officeooo:rsid="001bdf85" officeooo:paragraph-rsid="001bdf85" fo:background-color="#ffffff" style:font-size-asian="9pt" style:font-size-complex="9pt"/>
    </style:style>
    <style:style style:name="P6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7" style:family="paragraph" style:parent-style-name="Standard">
      <style:text-properties fo:font-size="9pt" officeooo:rsid="001aad38" officeooo:paragraph-rsid="002586a3" fo:background-color="#ffffff" style:font-size-asian="9pt" style:font-size-complex="9pt"/>
    </style:style>
    <style:style style:name="P8" style:family="paragraph" style:parent-style-name="Standard">
      <style:text-properties fo:font-size="9pt" officeooo:rsid="001aad38" officeooo:paragraph-rsid="001aad38" fo:background-color="#cfe7f5" style:font-size-asian="9pt" style:font-size-complex="9pt"/>
    </style:style>
    <style:style style:name="P9" style:family="paragraph" style:parent-style-name="Standard" style:list-style-name="L1">
      <style:text-properties fo:font-size="9pt" officeooo:rsid="001aad38" officeooo:paragraph-rsid="001d68f9" fo:background-color="#cfe7f5" style:font-size-asian="9pt" style:font-size-complex="9pt"/>
    </style:style>
    <style:style style:name="P10" style:family="paragraph" style:parent-style-name="Standard">
      <style:text-properties fo:font-size="9pt" officeooo:rsid="001d6842" officeooo:paragraph-rsid="001aad38" fo:background-color="#cfe7f5" style:font-size-asian="9pt" style:font-size-complex="9pt"/>
    </style:style>
    <style:style style:name="P1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12" style:family="paragraph" style:parent-style-name="Standard">
      <style:text-properties fo:font-size="9pt" officeooo:rsid="001aad38" officeooo:paragraph-rsid="002586a3" style:font-size-asian="9pt" style:font-size-complex="9pt"/>
    </style:style>
    <style:style style:name="P13" style:family="paragraph" style:parent-style-name="Standard">
      <style:text-properties fo:font-size="9pt" officeooo:rsid="001d6842" officeooo:paragraph-rsid="001d6842" fo:background-color="transparent" style:font-size-asian="9pt" style:font-size-complex="9pt"/>
    </style:style>
    <style:style style:name="P14" style:family="paragraph" style:parent-style-name="Standard">
      <style:text-properties fo:font-size="9pt" officeooo:rsid="001aad38" officeooo:paragraph-rsid="001d68f9" fo:background-color="transparent" style:font-size-asian="9pt" style:font-size-complex="9pt"/>
    </style:style>
    <style:style style:name="P15" style:family="paragraph" style:parent-style-name="Standard" style:list-style-name="L1">
      <style:text-properties fo:font-size="9pt" officeooo:rsid="001aad38" officeooo:paragraph-rsid="001d68f9" fo:background-color="transparent" style:font-size-asian="9pt" style:font-size-complex="9pt"/>
    </style:style>
    <style:style style:name="P16" style:family="paragraph" style:parent-style-name="Standard">
      <style:text-properties fo:font-size="9pt" officeooo:rsid="001aad38" officeooo:paragraph-rsid="001bdf85" fo:background-color="transparent" style:font-size-asian="9pt" style:font-size-complex="9pt"/>
    </style:style>
    <style:style style:name="P17" style:family="paragraph" style:parent-style-name="Standard">
      <style:text-properties fo:font-size="9pt" officeooo:rsid="001aad38" officeooo:paragraph-rsid="001d6842" fo:background-color="transparent" style:font-size-asian="9pt" style:font-size-complex="9pt"/>
    </style:style>
    <style:style style:name="P18" style:family="paragraph" style:parent-style-name="Standard">
      <style:text-properties fo:font-size="9pt" officeooo:rsid="001aad38" officeooo:paragraph-rsid="001fbeb2" fo:background-color="transparent" style:font-size-asian="9pt" style:font-size-complex="9pt"/>
    </style:style>
    <style:style style:name="P19" style:family="paragraph" style:parent-style-name="Standard">
      <style:text-properties fo:font-size="9pt" officeooo:rsid="001aad38" officeooo:paragraph-rsid="0020ec39" fo:background-color="transparent" style:font-size-asian="9pt" style:font-size-complex="9pt"/>
    </style:style>
    <style:style style:name="P20" style:family="paragraph" style:parent-style-name="Standard" style:list-style-name="L1">
      <style:text-properties fo:font-size="9pt" officeooo:rsid="001d68f9" officeooo:paragraph-rsid="001d68f9" fo:background-color="transparent" style:font-size-asian="9pt" style:font-size-complex="9pt"/>
    </style:style>
    <style:style style:name="P21" style:family="paragraph" style:parent-style-name="Standard">
      <style:text-properties fo:font-size="9pt" officeooo:rsid="001fbeb2" officeooo:paragraph-rsid="001fbeb2" fo:background-color="transparent" style:font-size-asian="9pt" style:font-size-complex="9pt"/>
    </style:style>
    <style:style style:name="P22" style:family="paragraph" style:parent-style-name="Standard">
      <style:text-properties fo:font-size="9pt" fo:font-weight="bold" officeooo:rsid="001aad38" officeooo:paragraph-rsid="001d68f9" fo:background-color="transparent" style:font-size-asian="9pt" style:font-weight-asian="bold" style:font-size-complex="9pt" style:font-weight-complex="bold"/>
    </style:style>
    <style:style style:name="P23" style:family="paragraph" style:parent-style-name="Standard">
      <style:text-properties fo:font-size="9pt" fo:font-weight="bold" officeooo:rsid="001aad38" officeooo:paragraph-rsid="001d6842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style:text-properties fo:font-size="9pt" fo:font-weight="bold" officeooo:rsid="001aad38" officeooo:paragraph-rsid="001fbeb2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style:text-properties fo:font-size="9pt" fo:font-weight="bold" officeooo:rsid="001aad38" officeooo:paragraph-rsid="0020ec39" fo:background-color="transparent" style:font-size-asian="9pt" style:font-weight-asian="bold" style:font-size-complex="9pt" style:font-weight-complex="bold"/>
    </style:style>
    <style:style style:name="P26" style:family="paragraph" style:parent-style-name="Standard">
      <style:text-properties fo:font-size="9pt" fo:font-weight="bold" officeooo:rsid="001d6842" officeooo:paragraph-rsid="001d6842" fo:background-color="transparent" style:font-size-asian="9pt" style:font-weight-asian="bold" style:font-size-complex="9pt" style:font-weight-complex="bold"/>
    </style:style>
    <style:style style:name="P27" style:family="paragraph" style:parent-style-name="Standard">
      <style:text-properties fo:font-size="9pt" fo:font-weight="bold" officeooo:rsid="001d6842" officeooo:paragraph-rsid="002586a3" fo:background-color="transparent" style:font-size-asian="9pt" style:font-weight-asian="bold" style:font-size-complex="9pt" style:font-weight-complex="bold"/>
    </style:style>
    <style:style style:name="P28" style:family="paragraph" style:parent-style-name="Standard">
      <style:text-properties fo:font-size="9pt" fo:font-weight="bold" officeooo:rsid="001fbeb2" officeooo:paragraph-rsid="001fbeb2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20ec39" officeooo:paragraph-rsid="0020ec39" fo:background-color="transparent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fo:font-weight="bold" officeooo:rsid="001d68f9" officeooo:paragraph-rsid="001d68f9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fo:font-weight="bold" officeooo:rsid="001bdf85" officeooo:paragraph-rsid="001bdf85" fo:background-color="#ffffff" style:font-size-asian="9pt" style:font-weight-asian="bold" style:font-size-complex="9pt" style:font-weight-complex="bold"/>
    </style:style>
    <style:style style:name="P32" style:family="paragraph" style:parent-style-name="Standard">
      <style:text-properties fo:font-size="9pt" fo:font-weight="bold" officeooo:rsid="001bdf85" officeooo:paragraph-rsid="002586a3" fo:background-color="#ffffff" style:font-size-asian="9pt" style:font-weight-asian="bold" style:font-size-complex="9pt" style:font-weight-complex="bold"/>
    </style:style>
    <style:style style:name="P33" style:family="paragraph" style:parent-style-name="Standard">
      <style:text-properties fo:font-size="9pt" fo:font-weight="bold" officeooo:rsid="001aad38" officeooo:paragraph-rsid="001bdf85" fo:background-color="#ffffff" style:font-size-asian="9pt" style:font-weight-asian="bold" style:font-size-complex="9pt" style:font-weight-complex="bold"/>
    </style:style>
    <style:style style:name="P34" style:family="paragraph" style:parent-style-name="Standard">
      <style:text-properties fo:font-size="9pt" fo:font-weight="bold" officeooo:rsid="001d68f9" officeooo:paragraph-rsid="001d68f9" style:font-size-asian="9pt" style:font-weight-asian="bold" style:font-size-complex="9pt" style:font-weight-complex="bold"/>
    </style:style>
    <style:style style:name="P35" style:family="paragraph" style:parent-style-name="Standard" style:list-style-name="L2">
      <style:text-properties officeooo:paragraph-rsid="001d68f9"/>
    </style:style>
    <style:style style:name="P36" style:family="paragraph" style:parent-style-name="Standard" style:list-style-name="L2">
      <style:text-properties officeooo:paragraph-rsid="001d68f9" fo:background-color="transparent"/>
    </style:style>
    <style:style style:name="P37" style:family="paragraph" style:parent-style-name="Standard">
      <style:text-properties officeooo:paragraph-rsid="001fbeb2" fo:background-color="transparent"/>
    </style:style>
    <style:style style:name="P38" style:family="paragraph" style:parent-style-name="Standard" style:list-style-name="L4">
      <style:text-properties officeooo:paragraph-rsid="001fbeb2" fo:background-color="transparent"/>
    </style:style>
    <style:style style:name="P39" style:family="paragraph" style:parent-style-name="Standard" style:list-style-name="L5">
      <style:text-properties officeooo:paragraph-rsid="001fbeb2" fo:background-color="transparent"/>
    </style:style>
    <style:style style:name="P40" style:family="paragraph" style:parent-style-name="Standard" style:list-style-name="L6">
      <style:text-properties officeooo:paragraph-rsid="0020ec39" fo:background-color="transparent"/>
    </style:style>
    <style:style style:name="P41" style:family="paragraph" style:parent-style-name="Standard">
      <style:text-properties officeooo:paragraph-rsid="0020ec39" fo:background-color="transparent"/>
    </style:style>
    <style:style style:name="P42" style:family="paragraph" style:parent-style-name="Standard" style:list-style-name="L8">
      <style:text-properties officeooo:paragraph-rsid="0020ec39" fo:background-color="transparent"/>
    </style:style>
    <style:style style:name="P43" style:family="paragraph" style:parent-style-name="Standard" style:list-style-name="L9">
      <style:text-properties officeooo:paragraph-rsid="0020ec39" fo:background-color="transparent"/>
    </style:style>
    <style:style style:name="P44" style:family="paragraph" style:parent-style-name="Standard" style:list-style-name="L10">
      <style:text-properties officeooo:paragraph-rsid="0020ec39" fo:background-color="transparent"/>
    </style:style>
    <style:style style:name="T1" style:family="text">
      <style:text-properties officeooo:rsid="001bdf85"/>
    </style:style>
    <style:style style:name="T2" style:family="text">
      <style:text-properties officeooo:rsid="001d6842"/>
    </style:style>
    <style:style style:name="T3" style:family="text">
      <style:text-properties officeooo:rsid="001d68f9"/>
    </style:style>
    <style:style style:name="T4" style:family="text">
      <style:text-properties fo:font-size="9pt" officeooo:rsid="001aad38" fo:background-color="#cfe7f5" loext:char-shading-value="0" style:font-size-asian="9pt" style:font-size-complex="9pt"/>
    </style:style>
    <style:style style:name="T5" style:family="text">
      <style:text-properties fo:font-size="9pt" officeooo:rsid="001fbeb2" fo:background-color="#cfe7f5" loext:char-shading-value="0" style:font-size-asian="9pt" style:font-size-complex="9pt"/>
    </style:style>
    <style:style style:name="T6" style:family="text">
      <style:text-properties fo:font-size="9pt" officeooo:rsid="0020ec39" fo:background-color="#cfe7f5" loext:char-shading-value="0" style:font-size-asian="9pt" style:font-size-complex="9pt"/>
    </style:style>
    <style:style style:name="T7" style:family="text">
      <style:text-properties fo:font-size="9pt" officeooo:rsid="001aad38" style:font-size-asian="9pt" style:font-size-complex="9pt"/>
    </style:style>
    <style:style style:name="T8" style:family="text">
      <style:text-properties fo:font-size="9pt" officeooo:rsid="001fbeb2" style:font-size-asian="9pt" style:font-size-complex="9pt"/>
    </style:style>
    <style:style style:name="T9" style:family="text">
      <style:text-properties fo:font-size="9pt" officeooo:rsid="0020ec39" style:font-size-asian="9pt" style:font-size-complex="9pt"/>
    </style:style>
    <style:style style:name="T10" style:family="text">
      <style:text-properties fo:font-size="9pt" officeooo:rsid="001aad38" fo:background-color="transparent" loext:char-shading-value="0" style:font-size-asian="9pt" style:font-size-complex="9pt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0b83" style:font-weight-asian="bold" style:font-weight-complex="bold"/>
    </style:style>
    <style:style style:name="T14" style:family="text">
      <style:text-properties fo:font-weight="bold" officeooo:rsid="00223dd4" style:font-weight-asian="bold" style:font-weight-complex="bold"/>
    </style:style>
    <style:style style:name="T15" style:family="text">
      <style:text-properties fo:font-weight="bold" officeooo:rsid="001bdf85" style:font-weight-asian="bold" style:font-weight-complex="bold"/>
    </style:style>
    <style:style style:name="T16" style:family="text">
      <style:text-properties fo:font-weight="bold" officeooo:rsid="002586a3" style:font-weight-asian="bold" style:font-weight-complex="bold"/>
    </style:style>
    <style:style style:name="T17" style:family="text">
      <style:text-properties fo:font-weight="bold" fo:background-color="#ffffff" loext:char-shading-value="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fbeb2"/>
    </style:style>
    <style:style style:name="T20" style:family="text">
      <style:text-properties officeooo:rsid="0020ec39"/>
    </style:style>
    <style:style style:name="T21" style:family="text">
      <style:text-properties officeooo:rsid="00223dd4"/>
    </style:style>
    <style:style style:name="T22" style:family="text">
      <style:text-properties officeooo:rsid="002586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(#1 <text:span text:style-name="T22">- Tworzenie projektu Gradle</text:span>) </text:p>
      <text:p text:style-name="P32">(#2 <text:span text:style-name="T22">- Tutoriale Gradle</text:span>)</text:p>
      <text:p text:style-name="P32">(#3 <text:span text:style-name="T22">- Cykl życia</text:span>)</text:p>
      <text:p text:style-name="P32">(#<text:span text:style-name="T22">4</text:span> <text:span text:style-name="T22">- Pluginy</text:span>)</text:p>
      <text:p text:style-name="P1">plugins {</text:p>
      <text:p text:style-name="P1"><text:tab/>id 'org.springframework.boot' version '2.1.7.RELEASE'</text:p>
      <text:p text:style-name="P1"><text:tab/>id 'io.spring.dependency-management' version '1.0.8.RELEASE'</text:p>
      <text:p text:style-name="P12"><text:tab/>id 'java'<text:span text:style-name="T12"> </text:span><text:span text:style-name="T15">(#</text:span><text:span text:style-name="T16">5</text:span><text:span text:style-name="T15"> </text:span><text:span text:style-name="T16">- P</text:span><text:span text:style-name="T17">lugin 'java'</text:span><text:span text:style-name="T15">)</text:span></text:p>
      <text:p text:style-name="P1">}</text:p>
      <text:p text:style-name="P32">(#<text:span text:style-name="T22">6</text:span> <text:span text:style-name="T22">- Logowanie</text:span>)</text:p>
      <text:p text:style-name="P34">(#7 –<text:span text:style-name="T22"> Katalog src</text:span>)</text:p>
      <text:p text:style-name="P27">(#<text:span text:style-name="T3">8 - Zmienne</text:span>)</text:p>
      <text:p text:style-name="P1">group = 'com.gradle.test'</text:p>
      <text:p text:style-name="P1">version = '0.0.1-SNAPSHOT'</text:p>
      <text:p text:style-name="P1">sourceCompatibility = '1.8'</text:p>
      <text:p text:style-name="P2"/>
      <text:p text:style-name="P1">ext {</text:p>
      <text:p text:style-name="P1"><text:tab/>varDummyStr = '11'</text:p>
      <text:p text:style-name="P1"><text:tab/>varDummyInt = 11</text:p>
      <text:p text:style-name="P1">}</text:p>
      <text:p text:style-name="P10"/>
      <text:p text:style-name="P34">(#9 <text:span text:style-name="T22">- Repositories</text:span>)</text:p>
      <text:p text:style-name="P1">repositories {<text:tab/></text:p>
      <text:p text:style-name="P1"><text:tab/>mavenCentral()</text:p>
      <text:p text:style-name="P1">}</text:p>
      <text:p text:style-name="P1"/>
      <text:p text:style-name="P28">(#10 <text:span text:style-name="T22">- Dependencies</text:span>)</text:p>
      <text:p text:style-name="P1">dependencies {</text:p>
      <text:p text:style-name="P1"><text:tab/>implementation 'org.springframework.boot:spring-boot-starter'</text:p>
      <text:p text:style-name="P1"><text:tab/>testImplementation 'org.springframework.boot:spring-boot-starter-test'<text:tab/></text:p>
      <text:p text:style-name="P1"><text:tab/>// https://mvnrepository.com/artifact/org.javatuples/javatuples</text:p>
      <text:p text:style-name="P1"><text:tab/>compileOnly <text:s/>group: 'org.javatuples', name: 'javatuples', version: '1.2'<text:tab/></text:p>
      <text:p text:style-name="P1">}</text:p>
      <text:p text:style-name="P1"/>
      <text:p text:style-name="P2">/*</text:p>
      <text:p text:style-name="P2">Dla plugina "java" - ustawianie main class do generowania pliku jar:</text:p>
      <text:p text:style-name="P2"><text:s/></text:p>
      <text:p text:style-name="P2"><text:s/>- Konieczne tylko jesli ma byc to aplikacja (a nie biblioteka) </text:p>
      <text:p text:style-name="P2"><text:s/>- Nie jest to konieczne dla Springa (inny plugin, który sam rozwiązuje ten problem)</text:p>
      <text:p text:style-name="P2"><text:s/></text:p>
      <text:p text:style-name="P2"><text:tab/>jar {</text:p>
      <text:p text:style-name="P2"><text:tab/> <text:s text:c="3"/>manifest {</text:p>
      <text:p text:style-name="P2"><text:tab/> <text:s text:c="7"/>attributes 'Main-Class': 'com.gradle.test.GradleTest.GradleTestApplication.HelloWorld'</text:p>
      <text:p text:style-name="P2"><text:tab/> <text:s text:c="3"/>}</text:p>
      <text:p text:style-name="P2"><text:tab/>}</text:p>
      <text:p text:style-name="P2"/>
      <text:p text:style-name="P2">Co wiecej spring zalatwia tez sprawe fat jar, czyli ladowania dependancy do jar'a</text:p>
      <text:p text:style-name="P2">Bez tego nalezalo by zrobic rzszerzenie taska jar:</text:p>
      <text:p text:style-name="P2"><text:tab/>jar {</text:p>
      <text:p text:style-name="P2"><text:tab/> <text:s text:c="3"/>from { configurations.compile.collect { it.isDirectory() ? it : zipTree(it) } }</text:p>
      <text:p text:style-name="P2"><text:tab/> <text:s text:c="3"/>manifest {</text:p>
      <text:p text:style-name="P2"><text:tab/> <text:s text:c="7"/>attributes 'Main-Class': 'com.gradle.test.GradleTest.GradleTestApplication'</text:p>
      <text:p text:style-name="P2"><text:tab/> <text:s text:c="3"/>}</text:p>
      <text:p text:style-name="P2"><text:tab/>}</text:p>
      <text:p text:style-name="P2"/>
      <text:p text:style-name="P2">Fat jar w innym podejsciu: osobny task</text:p>
      <text:p text:style-name="P2"><text:tab/>task customFatJar(type: Jar) {</text:p>
      <text:p text:style-name="P2"><text:tab/> <text:s text:c="3"/>manifest {</text:p>
      <text:p text:style-name="P2"><text:tab/> <text:s text:c="7"/>attributes 'Main-Class': 'com.gradle.test.GradleTest.GradleTestApplication'</text:p>
      <text:p text:style-name="P2"><text:tab/> <text:s text:c="3"/>}</text:p>
      <text:p text:style-name="P2"><text:tab/> <text:s text:c="3"/>//nadaje czesc nazwy pliku jar "testJar-0.0.1-SNAPSHOT.jar"</text:p>
      <text:p text:style-name="P2"><text:tab/> <text:s text:c="3"/>//[archiveBaseName]-[archiveAppendix]-[archiveVersion]-[archiveClassifier].[archiveExtension]</text:p>
      <text:p text:style-name="P2"><text:tab/> <text:s text:c="3"/>//Tutaj szczegoly https://docs.gradle.org/current/dsl/org.gradle.api.tasks.bundling.Jar.html</text:p>
      <text:p text:style-name="P2"><text:tab/> <text:s text:c="3"/>baseName = 'testJar'</text:p>
      <text:p text:style-name="P2"><text:tab/> <text:s text:c="3"/>from { configurations.compile.collect { it.isDirectory() ? it : zipTree(it) } }</text:p>
      <text:p text:style-name="P2"><text:tab/> <text:s text:c="3"/>with jar</text:p>
      <text:p text:style-name="P2"><text:tab/>}</text:p>
      <text:p text:style-name="P2">*/<text:tab/></text:p>
      <text:p text:style-name="P2"/>
      <text:p text:style-name="P2"/>
      <text:p text:style-name="P2"><text:soft-page-break/>/*</text:p>
      <text:p text:style-name="P2">Reguluje tworzenie plikow jar przez plugin od Springa</text:p>
      <text:p text:style-name="P2">bootJar {</text:p>
      <text:p text:style-name="P2"><text:tab/>//Zmiana glownej klasy aplikacji z domyslnej</text:p>
      <text:p text:style-name="P2"><text:tab/>//mainClass = 'com.example.demo.Application'</text:p>
      <text:p text:style-name="P2"><text:tab/></text:p>
      <text:p text:style-name="P2"><text:tab/>//Powoduje, ze Assemble nie wygeneruje build/libs i pliku jar</text:p>
      <text:p text:style-name="P2"><text:s text:c="4"/>//enabled = false</text:p>
      <text:p text:style-name="P2"><text:s text:c="4"/></text:p>
      <text:p text:style-name="P2"><text:s text:c="4"/>//nadanie nazwy pliku docelowego</text:p>
      <text:p text:style-name="P2"><text:s text:c="4"/>//Wiecej patrz -&gt; customFatJar</text:p>
      <text:p text:style-name="P2"><text:s text:c="4"/>archiveName = 'testJar!'</text:p>
      <text:p text:style-name="P2">}</text:p>
      <text:p text:style-name="P2">*/</text:p>
      <text:p text:style-name="P2"/>
      <text:p text:style-name="P2">/*</text:p>
      <text:p text:style-name="P2">Gradle domyślnie szuka sources w src/main/java więc sa 2 opcje:</text:p>
      <text:p text:style-name="P2"><text:tab/>1) Trzymać sources w src/main/java</text:p>
      <text:p text:style-name="P2"><text:tab/>2) podać kolejne odla jak ponizej</text:p>
      <text:p text:style-name="P2">sourceSets {</text:p>
      <text:p text:style-name="P2"><text:s text:c="4"/>main {</text:p>
      <text:p text:style-name="P2"><text:s text:c="8"/>java {</text:p>
      <text:p text:style-name="P2"><text:s text:c="12"/>srcDirs 'src'</text:p>
      <text:p text:style-name="P2"><text:s text:c="12"/>//srcDirs 'src1'</text:p>
      <text:p text:style-name="P2"><text:s text:c="8"/>}</text:p>
      <text:p text:style-name="P2"><text:s text:c="4"/>}</text:p>
      <text:p text:style-name="P2">}</text:p>
      <text:p text:style-name="P2">*/ </text:p>
      <text:p text:style-name="P2"/>
      <text:p text:style-name="P2">/* -- Taski -- */</text:p>
      <text:p text:style-name="P2">/* Nowy task i rozszerzenie starego</text:p>
      <text:p text:style-name="P2">//Definicja nowego taska. Nie może byc 2 tasków o takiej samej nazwie</text:p>
      <text:p text:style-name="P2">task xxx{...} </text:p>
      <text:p text:style-name="P2"/>
      <text:p text:style-name="P2">//Rozszerzenie już istniejącego taska - dodaje nowe linie kodu. Po prostu dokleja nowe komenty na koniec już istniejącego kodu</text:p>
      <text:p text:style-name="P2">//Kolejność wykonywania konu jest zalezna od kolejności w pliku rozszerzeń.</text:p>
      <text:p text:style-name="P2">//Może być wiele takich rozszerzeń</text:p>
      <text:p text:style-name="P2">xxx{...}</text:p>
      <text:p text:style-name="P2"/>
      <text:p text:style-name="P2">Kolejność wykonywania:</text:p>
      <text:p text:style-name="P2"/>
      <text:p text:style-name="P2">task t6{</text:p>
      <text:p text:style-name="P2"><text:s text:c="4"/>println('t6 0') //1</text:p>
      <text:p text:style-name="P2"><text:tab/>doFirst{println('t6 1')} //6</text:p>
      <text:p text:style-name="P2"><text:tab/>doLast{println('t6 2')} //7</text:p>
      <text:p text:style-name="P2">}</text:p>
      <text:p text:style-name="P2"/>
      <text:p text:style-name="P2">t6{</text:p>
      <text:p text:style-name="P2"><text:s text:c="4"/>println('t6 3') //2</text:p>
      <text:p text:style-name="P2"><text:tab/>doFirst{println('t6 4')} //5</text:p>
      <text:p text:style-name="P2"><text:tab/>doLast{println('t6 5')} //8</text:p>
      <text:p text:style-name="P2">}</text:p>
      <text:p text:style-name="P2"/>
      <text:p text:style-name="P2">t6{</text:p>
      <text:p text:style-name="P2"><text:s text:c="4"/>println('t6 6') //3</text:p>
      <text:p text:style-name="P2"><text:tab/>doFirst{println('t6 7')} //4</text:p>
      <text:p text:style-name="P2"><text:tab/>doLast{println('t6 8')} //9</text:p>
      <text:p text:style-name="P2">}</text:p>
      <text:p text:style-name="P2">Gdzie 0,3,6 w czasie configure, natomiast 7,4,1,2,5,8 podczas wywoływania taska</text:p>
      <text:p text:style-name="P2">*/</text:p>
      <text:p text:style-name="P2"/>
      <text:p text:style-name="P2">/*</text:p>
      <text:p text:style-name="P2">task hello {</text:p>
      <text:p text:style-name="P2"><text:tab/>//wykonywane jako 2 podczas execution </text:p>
      <text:p text:style-name="P2"><text:tab/>doLast {</text:p>
      <text:p text:style-name="P2"><text:tab/><text:tab/>println '-&gt; 1'</text:p>
      <text:p text:style-name="P2"><text:tab/>}</text:p>
      <text:p text:style-name="P2"><text:tab/>//wykonywane podczas configuration <text:s text:c="2"/></text:p>
      <text:p text:style-name="P2"><text:tab/>println '-&gt; 2'</text:p>
      <text:p text:style-name="P2"><text:tab/>//wykonywane jako 2 podczas execution </text:p>
      <text:p text:style-name="P2"><text:soft-page-break/><text:tab/>doFirst {</text:p>
      <text:p text:style-name="P2"><text:tab/><text:tab/>println '-&gt; 3'</text:p>
      <text:p text:style-name="P2"><text:tab/>}</text:p>
      <text:p text:style-name="P2">}*/</text:p>
      <text:p text:style-name="P2"/>
      <text:p text:style-name="P2">/*</text:p>
      <text:p text:style-name="P2">to ma dzialac jak doLast, ale w Gradle 5 zostalo wycofane. Spotkać można jednaj wielokrotnie z przykładach.</text:p>
      <text:p text:style-name="P2">task hello &lt;&lt; {<text:tab/></text:p>
      <text:p text:style-name="P2"><text:tab/><text:tab/>println '1'<text:tab/></text:p>
      <text:p text:style-name="P2">}</text:p>
      <text:p text:style-name="P2">*/</text:p>
      <text:p text:style-name="P2"/>
      <text:p text:style-name="P2">/*</text:p>
      <text:p text:style-name="P1">dependsOn </text:p>
      <text:p text:style-name="P1">Spowoduje, ze wywolanie t2 zostanie poprzedzone wywolaniem t1</text:p>
      <text:p text:style-name="P1">task t1{</text:p>
      <text:p text:style-name="P1"><text:tab/>doFirst{println('t1 1')}</text:p>
      <text:p text:style-name="P1"><text:tab/>doLast{println('t1 2')}</text:p>
      <text:p text:style-name="P1">}</text:p>
      <text:p text:style-name="P1">task t2(dependsOn: 't1'){</text:p>
      <text:p text:style-name="P1"><text:tab/>doFirst{println('t2 1')}</text:p>
      <text:p text:style-name="P1"><text:tab/>doLast{println('t2 2')}</text:p>
      <text:p text:style-name="P1">}</text:p>
      <text:p text:style-name="P1"/>
      <text:p text:style-name="P1">//alternatywnie</text:p>
      <text:p text:style-name="P1">task t1{...}</text:p>
      <text:p text:style-name="P1">task t2{...}</text:p>
      <text:p text:style-name="P1">task2.dependsOn task1</text:p>
      <text:p text:style-name="P1"/>
      <text:p text:style-name="P1">//doda do dependsOn wszystkie taski zaczynajace się od "ta_"</text:p>
      <text:p text:style-name="P1">task t7(dependsOn:</text:p>
      <text:p text:style-name="P1"><text:tab/><text:tab/>tasks.findAll { </text:p>
      <text:p text:style-name="P1"><text:tab/><text:tab/><text:tab/>task -&gt; task.name.startsWith('ta_') </text:p>
      <text:p text:style-name="P1"><text:tab/><text:tab/>}</text:p>
      <text:p text:style-name="P1"><text:tab/>){<text:tab/></text:p>
      <text:p text:style-name="P1">}</text:p>
      <text:p text:style-name="P1"/>
      <text:p text:style-name="P1"><text:s/>----------------------------------------------------------</text:p>
      <text:p text:style-name="P1"><text:s/></text:p>
      <text:p text:style-name="P1">Wywolywanie jednego taska z wewnatrz drugiego jest niewspierane. </text:p>
      <text:p text:style-name="P1">Zaleca sie uzywanie depends.On</text:p>
      <text:p text:style-name="P1">Ponizej obejscie.</text:p>
      <text:p text:style-name="P1">task t3{</text:p>
      <text:p text:style-name="P1"><text:tab/>doFirst{println('t3 1')}</text:p>
      <text:p text:style-name="P1"><text:tab/>println('t3')</text:p>
      <text:p text:style-name="P1"><text:tab/>doLast{println('t3 2')}</text:p>
      <text:p text:style-name="P1">}</text:p>
      <text:p text:style-name="P1">task t4{</text:p>
      <text:p text:style-name="P1"><text:tab/>doFirst{println('t4 1')}</text:p>
      <text:p text:style-name="P1"><text:tab/>println('t4')<text:tab/></text:p>
      <text:p text:style-name="P1"><text:tab/>t3//To nie zadziala</text:p>
      <text:p text:style-name="P1"><text:tab/>doLast{println('t4 2')}</text:p>
      <text:p text:style-name="P1">}</text:p>
      <text:p text:style-name="P1"><text:s/>t4.finalizedBy t3</text:p>
      <text:p text:style-name="P1">/*</text:p>
      <text:p text:style-name="P1"/>
      <text:p text:style-name="P2">/*</text:p>
      <text:p text:style-name="P2">Nie moze byc 2 taskow o tej samej nazwie</text:p>
      <text:p text:style-name="P2">task t5{</text:p>
      <text:p text:style-name="P2"><text:tab/>doFirst{println('t5 1')}</text:p>
      <text:p text:style-name="P2"><text:tab/>doLast{println('t5 2')}</text:p>
      <text:p text:style-name="P2">}</text:p>
      <text:p text:style-name="P2">task t5{</text:p>
      <text:p text:style-name="P2"><text:tab/>doFirst{println('t5 3')}</text:p>
      <text:p text:style-name="P2"><text:tab/>doLast{println('t5 4')}</text:p>
      <text:p text:style-name="P2">}</text:p>
      <text:p text:style-name="P2">*/</text:p>
      <text:p text:style-name="P1"/>
      <text:p text:style-name="P2">/*</text:p>
      <text:p text:style-name="P2">Gradle siedzi na groove/kotlin i jest pelnoprawnym jezykiem programowania. Ponizej przykład mozliwosci</text:p>
      <text:p text:style-name="P2"><text:soft-page-break/><text:tab/>tasks - to lista taskow udostepniana przez gradle</text:p>
      <text:p text:style-name="P2"><text:tab/>https://docs.gradle.org/current/javadoc/org/gradle/api/tasks/TaskCollection.html </text:p>
      <text:p text:style-name="P2">task t8 {</text:p>
      <text:p text:style-name="P2"><text:s text:c="4"/>doLast {</text:p>
      <text:p text:style-name="P2"><text:s text:c="8"/>tasks</text:p>
      <text:p text:style-name="P2"><text:s text:c="8"/><text:tab/>.findAll { </text:p>
      <text:p text:style-name="P2"><text:tab/><text:tab/><text:tab/><text:tab/>task -&gt; task.name.startsWith('t') </text:p>
      <text:p text:style-name="P2"><text:tab/><text:tab/><text:tab/>}</text:p>
      <text:p text:style-name="P2"><text:tab/><text:tab/><text:tab/>.each { task -&gt; println(task.name)</text:p>
      <text:p text:style-name="P2"><text:s text:c="8"/><text:tab/>}</text:p>
      <text:p text:style-name="P2"><text:s text:c="4"/>}</text:p>
      <text:p text:style-name="P2">}</text:p>
      <text:p text:style-name="P2">*/</text:p>
      <text:p text:style-name="P1"/>
      <text:p text:style-name="P1">task t5{</text:p>
      <text:p text:style-name="P1">//<text:tab/>onlyIf(varDummy = '11'){println('t5 2')}</text:p>
      <text:p text:style-name="P1"><text:tab/>//onlyIf{project.hasProperty('varDummy') &amp;&amp; project.getProperty('varDummy') == '11'}</text:p>
      <text:p text:style-name="P1"><text:tab/>doFirst{</text:p>
      <text:p text:style-name="P1"><text:tab/><text:tab/>if (varDummyStr == '11')</text:p>
      <text:p text:style-name="P1"><text:tab/><text:tab/> <text:s/>println('t5 0')</text:p>
      <text:p text:style-name="P1"><text:tab/><text:tab/>if ("${varDummyStr}" == '12') {</text:p>
      <text:p text:style-name="P1"><text:tab/><text:tab/> <text:s/>println('t5 1')</text:p>
      <text:p text:style-name="P1"><text:tab/><text:tab/>}</text:p>
      <text:p text:style-name="P1"><text:tab/><text:tab/>println('varDummyInt-&gt;'+"${varDummyInt}")</text:p>
      <text:p text:style-name="P1"><text:tab/><text:tab/>println('varDummyInt--&gt;'+varDummyInt)</text:p>
      <text:p text:style-name="P1"><text:tab/><text:tab/>if (varDummyInt == 11) {</text:p>
      <text:p text:style-name="P1"><text:tab/><text:tab/> <text:s/>println('t5 2')</text:p>
      <text:p text:style-name="P1"><text:tab/><text:tab/>}</text:p>
      <text:p text:style-name="P1"><text:tab/><text:tab/>//println('varInt3-&gt;'+"${varInt3}")</text:p>
      <text:p text:style-name="P1"><text:tab/>println('t5 3')</text:p>
      <text:p text:style-name="P1"><text:tab/>}</text:p>
      <text:p text:style-name="P1"><text:tab/>doLast{</text:p>
      <text:p text:style-name="P1"><text:tab/><text:tab/>println('t5 59 = '+properties) <text:s text:c="8"/>//org.gradle.api.internal.project.DefaultAntBuilder@2c9237c3</text:p>
      <text:p text:style-name="P1"><text:tab/><text:tab/>println('t5 60 = '+taskDependencies[0]) <text:s text:c="8"/>//org.gradle.api.internal.project.DefaultAntBuilder@2c9237c3</text:p>
      <text:p text:style-name="P1"><text:tab/>}</text:p>
      <text:p text:style-name="P1">}</text:p>
      <text:p text:style-name="P4"/>
      <text:p text:style-name="P3"/>
      <text:p text:style-name="P31">@1</text:p>
      <text:p text:style-name="P3"><text:span text:style-name="T12">Tworzenie projektu gradle</text:span>:</text:p>
      <text:p text:style-name="P3"/>
      <text:p text:style-name="P3">W Eclipse należy wykonać kolejno 1,2,5</text:p>
      <text:p text:style-name="P3">Jeśli będzie się pluć o nazwę to sprawdzić czy nazwa projektu zgadza się z zawartością settings.gradle</text:p>
      <text:p text:style-name="P3">Jeśli dalej bedzie się pluć wykonać kroki 1-7</text:p>
      <text:p text:style-name="P3"/>
      <text:p text:style-name="P3">1) Utworzyć projekt java (zwykły, nie gradle)</text:p>
      <text:p text:style-name="P3">2) Dodać katalog gradle, pliki: build.gradle, gradlew, gradlew.bat, settings.gradle</text:p>
      <text:p text:style-name="P3">3) Przenieść katalog poza workspace</text:p>
      <text:p text:style-name="P3">4) Odświerzyć workspace i potwierdzić usunięcie projektu</text:p>
      <text:p text:style-name="P3">5) Import Gradle/Existing </text:p>
      <text:p text:style-name="P3">6) Przenieść projekt z powrotem do workspace i odświerzyć workspace</text:p>
      <text:p text:style-name="P3">7) Zaimportowac jako zwykły projekt</text:p>
      <text:p text:style-name="P3"/>
      <text:p text:style-name="P31">@2</text:p>
      <text:p text:style-name="P3"><text:span text:style-name="T12">Tutoriale</text:span>:</text:p>
      <text:p text:style-name="P3"><text:s/></text:p>
      <text:p text:style-name="P3"><text:tab/>https://www.tutorialspoint.com/gradle/index.htm</text:p>
      <text:p text:style-name="P3"><text:tab/>https://www.petrikainulainen.net/getting-started-with-gradle/</text:p>
      <text:p text:style-name="P3"/>
      <text:p text:style-name="P31">@3</text:p>
      <text:p text:style-name="P3"><text:span text:style-name="T12">Cykl </text:span><text:span text:style-name="T14">ż</text:span><text:span text:style-name="T12">ycia podczas ka</text:span><text:span text:style-name="T16">ż</text:span><text:span text:style-name="T12">ego build</text:span>:</text:p>
      <text:p text:style-name="P3"/>
      <text:p text:style-name="P3"><text:tab/>Projekt (GP) - pojedynczy projekt prowadzi do wybudowania jednego artefaktu (np plik jar lub zbior wielu plikow klas)</text:p>
      <text:p text:style-name="P3"><text:tab/>Task - reprezentacja akcji (potencjalnie jednej z wielu) prowadzacych do wybudowania projektu</text:p>
      <text:p text:style-name="P3">Sa 3 fazy budowania projektu</text:p>
      <text:p text:style-name="P3"><text:tab/><text:span text:style-name="T12">initialization</text:span> - identyfikujemy wszystkie GP potrzebnne do wykonania pojedynczego calego build.</text:p>
      <text:p text:style-name="P3"><text:tab/><text:tab/>W multu-propjektach <text:s/>moze byc tego wiele (np frontend, backend i jakies biblioteki).</text:p>
      <text:p text:style-name="P3"><text:tab/><text:tab/>Tutaj wykonywany jest kod umieszczony w pliku settings.gradle</text:p>
      <text:p text:style-name="P3"><text:tab/><text:span text:style-name="T12">configuration</text:span> - gradle buduje graf (acykliczny - bez petli) taskow do wykonania</text:p>
      <text:p text:style-name="P3"><text:tab/><text:tab/>Tutaj wykonywany jest kod (poza kodem akcji taskow - patrz dalej) z pliku build.gradle</text:p>
      <text:p text:style-name="P3"><text:soft-page-break/><text:tab/><text:span text:style-name="T12">execution</text:span> <text:s/>- wywolanie kolejnych taskow na podstawie grafu. </text:p>
      <text:p text:style-name="P3"><text:tab/><text:tab/>Tutaj wykonywany jest kod akcji taskow, czyli doFirst i doLast</text:p>
      <text:p text:style-name="P3"><text:tab/><text:tab/></text:p>
      <text:p text:style-name="P3">println 'phase 2'</text:p>
      <text:p text:style-name="P3">task doIt{</text:p>
      <text:p text:style-name="P3"><text:tab/>println 'phase 2'</text:p>
      <text:p text:style-name="P3"><text:tab/>doFirst{</text:p>
      <text:p text:style-name="P3"><text:tab/><text:tab/>println 'phase 3'</text:p>
      <text:p text:style-name="P3"><text:tab/>}</text:p>
      <text:p text:style-name="P3"><text:tab/>doLast{</text:p>
      <text:p text:style-name="P3"><text:tab/><text:tab/>println 'phase 3'</text:p>
      <text:p text:style-name="P3"><text:tab/>}</text:p>
      <text:p text:style-name="P3"><text:tab/>println 'phase 2'</text:p>
      <text:p text:style-name="P3">}<text:tab/></text:p>
      <text:p text:style-name="P3">println 'phase 2'<text:tab/></text:p>
      <text:p text:style-name="P3"><text:tab/><text:tab/> <text:tab/></text:p>
      <text:p text:style-name="P31">@4</text:p>
      <text:p text:style-name="P33">Pluginy:</text:p>
      <text:p text:style-name="P3"/>
      <text:p text:style-name="P3">Moga byc skryptowe lub binarne</text:p>
      <text:p text:style-name="P3"><text:tab/></text:p>
      <text:p text:style-name="P3"><text:tab/>S - tylko z lokanego systemu plikow lub zdalnie za pomoca HTTP URL:</text:p>
      <text:p text:style-name="P3"><text:tab/><text:tab/>- apply from: 'other.gradle'</text:p>
      <text:p text:style-name="P3"><text:tab/>B - klasa zdefiniowana w skrypcie build</text:p>
      <text:p text:style-name="P3"><text:tab/> <text:s/>- plik. java w buildSrc</text:p>
      <text:p text:style-name="P3"><text:tab/> <text:s/>- klasa w .jar, ktory jest umieszczeony w dependency</text:p>
      <text:p text:style-name="P3"><text:tab/> <text:s/>- na portalu https://plugins.gradle.org lub innych repo:</text:p>
      <text:p text:style-name="P3"><text:tab/><text:tab/>- apply plugin: 'java'</text:p>
      <text:p text:style-name="P3"><text:tab/><text:tab/>- apply plugin: JavaPlugin</text:p>
      <text:p text:style-name="P3"><text:tab/><text:tab/>- plugins {</text:p>
      <text:p text:style-name="P3"><text:s/><text:tab/><text:tab/> <text:s text:c="3"/>id 'java'</text:p>
      <text:p text:style-name="P3"><text:tab/><text:tab/> <text:s/>}</text:p>
      <text:p text:style-name="P3"><text:tab/><text:tab/> <text:s/>Dziala tylko dla pluginow z https://plugins.gradle.org</text:p>
      <text:p text:style-name="P3"><text:tab/><text:tab/>- buildscript {</text:p>
      <text:p text:style-name="P3"><text:tab/><text:tab/><text:tab/>repositories {</text:p>
      <text:p text:style-name="P3"><text:tab/><text:tab/><text:tab/> <text:s/>jcenter()</text:p>
      <text:p text:style-name="P3"><text:tab/><text:tab/><text:tab/>}</text:p>
      <text:p text:style-name="P3"><text:tab/><text:tab/><text:tab/>dependencies {</text:p>
      <text:p text:style-name="P3"><text:tab/><text:tab/><text:tab/> <text:s/>classpath "com.jfrog.bintray.gradle:gradle-bintray-plugin:0.4.1"</text:p>
      <text:p text:style-name="P3"><text:tab/><text:tab/><text:tab/>}</text:p>
      <text:p text:style-name="P3"><text:tab/><text:tab/> <text:s/>}</text:p>
      <text:p text:style-name="P3"><text:tab/><text:tab/> <text:s/>apply plugin: "com.jfrog.bintray"</text:p>
      <text:p text:style-name="P3"><text:tab/><text:tab/> <text:s/>Dodawanie pluginu z innego repo niz https://plugins.gradle.org</text:p>
      <text:p text:style-name="P3"><text:tab/><text:tab/> <text:s/></text:p>
      <text:p text:style-name="P3"><text:tab/><text:tab/> <text:s/></text:p>
      <text:p text:style-name="P3"><text:s text:c="4"/>Przyklad takiego plugina z jego opisem: https://github.com/nilsmagnus/wsdl2java </text:p>
      <text:p text:style-name="P3"><text:s text:c="4"/></text:p>
      <text:p text:style-name="P3"><text:s text:c="4"/>Przykład wykorzystania</text:p>
      <text:p text:style-name="P3"><text:s text:c="4"/>wsdl2java {</text:p>
      <text:p text:style-name="P3"><text:s text:c="6"/>wsdlsToGenerate = [</text:p>
      <text:p text:style-name="P3"><text:s text:c="14"/>['-p','com.acme.mypackage', '-autoNameResolution',"$projectDir/src/main/resources/wsdl/stockqoute.wsdl"]</text:p>
      <text:p text:style-name="P3"><text:s text:c="6"/>]</text:p>
      <text:p text:style-name="P3"><text:s text:c="6"/>generatedWsdlDir = file("$projectDir/generatedsources")</text:p>
      <text:p text:style-name="P3"><text:s text:c="6"/>wsdlDir = file("$projectDir/src/main/resources/wsdl")</text:p>
      <text:p text:style-name="P3"><text:s text:c="6"/>locale = Locale.FRANCE</text:p>
      <text:p text:style-name="P3"><text:s text:c="4"/>}</text:p>
      <text:p text:style-name="P3"><text:s text:c="4"/>To jakby rozszerzenie taska dodanego z tym pluginem (bo nowy task to "task wsdl2java{...}")<text:tab/><text:tab/> <text:s/><text:tab/><text:tab/></text:p>
      <text:p text:style-name="P3"/>
      <text:p text:style-name="P5"><text:span text:style-name="T12">@</text:span><text:span text:style-name="T16">5</text:span></text:p>
      <text:p text:style-name="P3">Ogolnie caly <text:span text:style-name="T12">plugin 'java' </text:span>opisany jest tutaj: https://docs.gradle.org/2.4/userguide/java_plugin.html</text:p>
      <text:p text:style-name="P3">Ponizej zamieszczam tylko jego fragmenty</text:p>
      <text:p text:style-name="P3"><text:tab/></text:p>
      <text:p text:style-name="P3">java dodaje nowe taski</text:p>
      <text:p text:style-name="P3"><text:tab/>- clean: usuwa katalog build. Moze sie zdarzyc, ze cos "trzyma" plik, wtedy nalezy uzyc programu LockHunter</text:p>
      <text:p text:style-name="P3"><text:tab/>- compileJava - kompiluje kod <text:s/></text:p>
      <text:p text:style-name="P3"><text:tab/>- assemble - buduje wszystkie archiwa (jar)</text:p>
      <text:p text:style-name="P3"><text:tab/><text:tab/>:compileJava</text:p>
      <text:p text:style-name="P3"><text:tab/><text:tab/>:processResources </text:p>
      <text:p text:style-name="P3"><text:tab/><text:tab/>:classes</text:p>
      <text:p text:style-name="P3"><text:tab/><text:tab/>:jar</text:p>
      <text:p text:style-name="P3"><text:soft-page-break/><text:tab/><text:tab/>:assemble</text:p>
      <text:p text:style-name="P3"><text:tab/>- check - wykonuje wsystkiw taki weryfikacyjne, w szczegolnosci test</text:p>
      <text:p text:style-name="P3"><text:tab/>- build - wykonuje check i assemble</text:p>
      <text:p text:style-name="P3"><text:tab/><text:tab/>:compileJava</text:p>
      <text:p text:style-name="P3"><text:tab/><text:tab/>:processResources </text:p>
      <text:p text:style-name="P3"><text:tab/><text:tab/>:classes</text:p>
      <text:p text:style-name="P3"><text:tab/><text:tab/>:jar</text:p>
      <text:p text:style-name="P3"><text:tab/><text:tab/>:assemble</text:p>
      <text:p text:style-name="P3"><text:tab/><text:tab/>:compileTestJava </text:p>
      <text:p text:style-name="P3"><text:tab/><text:tab/>:processTestResources </text:p>
      <text:p text:style-name="P3"><text:tab/><text:tab/>:testClasses </text:p>
      <text:p text:style-name="P3"><text:tab/><text:tab/>:test </text:p>
      <text:p text:style-name="P3"><text:tab/><text:tab/>:check </text:p>
      <text:p text:style-name="P3"><text:tab/><text:tab/>:build<text:tab/><text:tab/></text:p>
      <text:p text:style-name="P3"><text:tab/>- test - uruchamia unt testy tesy. Log z bledami mozna znalezc w build/reports/reports/tests/test/index.html </text:p>
      <text:p text:style-name="P3"><text:tab/></text:p>
      <text:p text:style-name="P32">@<text:span text:style-name="T22">6</text:span></text:p>
      <text:p text:style-name="P7"><text:span text:style-name="T12">Logowanie</text:span>: https://docs.gradle.org/current/userguide/logging.html</text:p>
      <text:p text:style-name="P7">Domyslnie wyswietla 1-4. Aby pokazywac</text:p>
      <text:p text:style-name="P7"><text:tab/>3 -w </text:p>
      <text:p text:style-name="P7"><text:tab/>5 -i - duuuzo informacji o tym, co sie dzieje</text:p>
      <text:p text:style-name="P7"><text:tab/>6 -d - ku...sko duzo informacji</text:p>
      <text:p text:style-name="P7"><text:tab/><text:tab/></text:p>
      <text:p text:style-name="P7">logger.quiet( <text:s text:c="3"/>'1 An info log message which is always logged.')</text:p>
      <text:p text:style-name="P7">logger.error( <text:s text:c="3"/>'2 An error log message.')</text:p>
      <text:p text:style-name="P7">logger.warn( <text:s text:c="4"/>'3 A warning log message.')</text:p>
      <text:p text:style-name="P7">logger.lifecycle('4 A lifecycle info log message.')</text:p>
      <text:p text:style-name="P7">logger.info( <text:s text:c="4"/>'5 An info log message.')</text:p>
      <text:p text:style-name="P7">logger.debug( <text:s text:c="3"/>'6 A debug log message.')</text:p>
      <text:p text:style-name="P7">logger.trace( <text:s text:c="3"/>'7 A trace log message.')</text:p>
      <text:p text:style-name="P7"/>
      <text:p text:style-name="P7"><text:span text:style-name="T11">-s /-S pokaze standardowy(zalecany) stacktrace / pelen stacktrace</text:span></text:p>
      <text:p text:style-name="P16"/>
      <text:p text:style-name="P26">@7</text:p>
      <text:p text:style-name="P17"><text:span text:style-name="T18">Domyslne</text:span><text:span text:style-name="T12"> polozenie katalogow </text:span><text:span text:style-name="T13">z plikami</text:span><text:span text:style-name="T12"> java</text:span> to np </text:p>
      <text:p text:style-name="P17"><text:tab/>src/main/java</text:p>
      <text:p text:style-name="P17"><text:tab/>src/test/resources etc...</text:p>
      <text:p text:style-name="P17">Najlepiej jednak zadbać o to, aby projekt miał standardową strukturę<text:tab/></text:p>
      <text:p text:style-name="P17">Mozna je zmienic ponizszym</text:p>
      <text:p text:style-name="P17">sourceSets {</text:p>
      <text:p text:style-name="P17"><text:s text:c="4"/>main {</text:p>
      <text:p text:style-name="P17"><text:s text:c="8"/>java {</text:p>
      <text:p text:style-name="P17"><text:s text:c="12"/>srcDir 'src/java'</text:p>
      <text:p text:style-name="P17"><text:s text:c="8"/>}</text:p>
      <text:p text:style-name="P17"><text:s text:c="8"/>resources {</text:p>
      <text:p text:style-name="P17"><text:s text:c="12"/>srcDir 'src/resources'</text:p>
      <text:p text:style-name="P17"><text:s text:c="8"/>}</text:p>
      <text:p text:style-name="P17"><text:s text:c="4"/>}</text:p>
      <text:p text:style-name="P17">}</text:p>
      <text:p text:style-name="P17"/>
      <text:p text:style-name="P13"/>
      <text:p text:style-name="P26">@8</text:p>
      <text:p text:style-name="P23">Zmienne</text:p>
      <text:p text:style-name="P17">Groovy jest językiewm skryptowym, stąd brak typów zmiennych. </text:p>
      <text:p text:style-name="P17"/>
      <text:p text:style-name="P26">Przykład ustalenia wartości już zdefiniowanej zmiannej</text:p>
      <text:p text:style-name="P17"><text:tab/>group = 'com.gradle.test'</text:p>
      <text:p text:style-name="P17"><text:tab/>version = '0.0.1-SNAPSHOT'</text:p>
      <text:p text:style-name="P17"><text:tab/>sourceCompatibility = '1.8'</text:p>
      <text:p text:style-name="P17"/>
      <text:p text:style-name="P26">Przykład definiowania zmiennych</text:p>
      <text:p text:style-name="P17"><text:tab/>ext {</text:p>
      <text:p text:style-name="P17"><text:tab/><text:tab/>varDummy = '11'</text:p>
      <text:p text:style-name="P17"><text:tab/><text:tab/>varInt1 = 11</text:p>
      <text:p text:style-name="P17"><text:tab/><text:tab/>varInt2 = 12</text:p>
      <text:p text:style-name="P17"><text:tab/><text:tab/>varInt3 = varInt1 + varInt2; //wartość == 23</text:p>
      <text:p text:style-name="P17"><text:tab/>}</text:p>
      <text:p text:style-name="P17"/>
      <text:p text:style-name="P23"><text:span text:style-name="T2">Przykład użycia </text:span>użyci<text:span text:style-name="T2">a</text:span> zmiennej</text:p>
      <text:p text:style-name="P17"><text:tab/>if (varInt3 == 23) { ... } <text:s text:c="8"/>//true - naturalne</text:p>
      <text:p text:style-name="P17"><text:soft-page-break/><text:tab/>if ("${varInt3}" == 23) { ... } <text:s text:c="3"/>//false - wygląda jak traktowane jako String</text:p>
      <text:p text:style-name="P17"><text:tab/>if ("${varInt3}" == '23') { ... } <text:s/>//true - wygląda jak traktowane jako String</text:p>
      <text:p text:style-name="P17"><text:tab/>if ("${varDummy}" == '11') { ... } //true</text:p>
      <text:p text:style-name="P17"><text:tab/>if (varDummyStr == '11') { ... } <text:s text:c="2"/>//true </text:p>
      <text:p text:style-name="P17"><text:tab/>println('varDummyInt-&gt;'+"${varDummyInt}") // varDummyInt-&gt;11</text:p>
      <text:p text:style-name="P17"><text:tab/>println('varDummyInt--&gt;'+varDummyInt) <text:s text:c="4"/>// varDummyInt--&gt;11</text:p>
      <text:p text:style-name="P17"><text:tab/></text:p>
      <text:p text:style-name="P26">Przykłady properties projektu</text:p>
      <text:p text:style-name="P17">task t5{</text:p>
      <text:p text:style-name="P17"><text:tab/>doLast{</text:p>
      <text:p text:style-name="P17"><text:tab/><text:tab/>println('t5 51 = '+project)<text:tab/><text:tab/>//root project 'GradleTest'</text:p>
      <text:p text:style-name="P17"><text:tab/><text:tab/>println('t5 52 = '+name)<text:tab/><text:tab/>//t5</text:p>
      <text:p text:style-name="P17"><text:tab/><text:tab/>println('t5 53 = '+path)<text:tab/><text:tab/>//:t5</text:p>
      <text:p text:style-name="P17"><text:tab/><text:tab/>println('t5 54 = '+description) //null</text:p>
      <text:p text:style-name="P17"><text:tab/><text:tab/>println('t5 55 = '+projectDir) <text:s/>//C:\Users\mudia\Documents\Java\MyJava\GradleTest\GradleTest</text:p>
      <text:p text:style-name="P17"><text:tab/><text:tab/>println('t5 56 = '+buildDir) <text:s text:c="3"/>//C:\Users\mudia\Documents\Java\MyJava\GradleTest\GradleTest\build</text:p>
      <text:p text:style-name="P17"><text:tab/><text:tab/>println('t5 57 = '+group) <text:s text:c="6"/>//null</text:p>
      <text:p text:style-name="P17"><text:tab/><text:tab/>println('t5 58 = '+version) <text:s text:c="4"/>//0.0.1-SNAPSHOT //ustalone przez użytkownika</text:p>
      <text:p text:style-name="P17"><text:tab/><text:tab/>println('t5 59 = '+ant) <text:s text:c="8"/>//org.gradle.api.internal.project.DefaultAntBuilder@2c9237c3</text:p>
      <text:p text:style-name="P17"><text:tab/>}</text:p>
      <text:p text:style-name="P17">}</text:p>
      <text:p text:style-name="P17"/>
      <text:p text:style-name="P30">@9</text:p>
      <text:p text:style-name="P22">Konfigurowanie <text:span text:style-name="T3">ź</text:span>r<text:span text:style-name="T3">ó</text:span>de<text:span text:style-name="T3">ł</text:span> dla dependencies</text:p>
      <text:p text:style-name="P14"/>
      <text:p text:style-name="P14"><text:tab/>repositories { … <text:span text:style-name="T3">}</text:span></text:p>
      <text:p text:style-name="P14"/>
      <text:p text:style-name="P14"><text:tab/>Dodawanie <text:span text:style-name="T12">repozytorium maven</text:span></text:p>
      <text:list xml:id="list5328266558146392720" text:style-name="L1">
        <text:list-item>
          <text:p text:style-name="P9"><text:a xlink:type="simple" xlink:href="http://repo1.maven.org/maven2/" text:style-name="Internet_20_link" text:visited-style-name="Visited_20_Internet_20_Link"><text:span text:style-name="T11">http://repo1.maven.org/maven2/</text:span></text:a></text:p>
          <text:p text:style-name="P15">mavenCentral() </text:p>
        </text:list-item>
        <text:list-item>
          <text:p text:style-name="P9"><text:a xlink:type="simple" xlink:href="http://jcenter.bintray.com/" text:style-name="Internet_20_link" text:visited-style-name="Visited_20_Internet_20_Link"><text:span text:style-name="T11">http://jcenter.bintray.com/</text:span></text:a></text:p>
          <text:p text:style-name="P15">jcenter()</text:p>
        </text:list-item>
        <text:list-item>
          <text:p text:style-name="P20">lokalne repo maven</text:p>
          <text:p text:style-name="P15">mavenLocal()</text:p>
          <text:list>
            <text:list-header>
              <text:p text:style-name="P15">maven {</text:p>
              <text:p text:style-name="P15">url 'http://maven.petrikainulainen.net/repo'</text:p>
              <text:p text:style-name="P15">url '../maven-repo'</text:p>
            </text:list-header>
          </text:list>
          <text:p text:style-name="P15">} <text:s text:c="3"/></text:p>
        </text:list-item>
      </text:list>
      <text:p text:style-name="P14"><text:tab/></text:p>
      <text:p text:style-name="P14"><text:tab/>Dodawanie <text:span text:style-name="T12">repozytorium IVY</text:span></text:p>
      <text:p text:style-name="P14"><text:tab/>ivy {</text:p>
      <text:list xml:id="list5635231732128249630" text:style-name="L2">
        <text:list-item>
          <text:p text:style-name="P36"><text:span text:style-name="T7">z sieci</text:span></text:p>
          <text:p text:style-name="P35"><text:span text:style-name="T10">url '</text:span><text:a xlink:type="simple" xlink:href="http://ivy.petrikainulainen.net/repo" text:style-name="Internet_20_link" text:visited-style-name="Visited_20_Internet_20_Link"><text:span text:style-name="T10">http://ivy.petrikainulainen.net/repo</text:span></text:a><text:span text:style-name="T10">'</text:span></text:p>
        </text:list-item>
        <text:list-item>
          <text:p text:style-name="P36"><text:span text:style-name="T7">z lokalnego katalogu</text:span></text:p>
          <text:p text:style-name="P36"><text:span text:style-name="T7">url '../ivy-repo'</text:span></text:p>
        </text:list-item>
      </text:list>
      <text:p text:style-name="P14"><text:s text:c="4"/><text:tab/>}</text:p>
      <text:p text:style-name="P14"/>
      <text:p text:style-name="P14"><text:tab/>Dodawanie <text:span text:style-name="T13">jar’ów</text:span><text:span text:style-name="T12"> z</text:span> <text:span text:style-name="T12">lokalnego katalogu </text:span>dependency. Przeszukane zostana katalogi libA i libB, <text:span text:style-name="T3">w poszukiwaniu</text:span></text:p>
      <text:p text:style-name="P14"><text:s text:c="4"/><text:tab/>flatDir {</text:p>
      <text:p text:style-name="P14"><text:s text:c="7"/><text:tab/><text:tab/>dirs 'libA', 'libB'</text:p>
      <text:p text:style-name="P14"><text:s text:c="4"/><text:tab/>}</text:p>
      <text:p text:style-name="P14"/>
      <text:p text:style-name="P28">@10</text:p>
      <text:p text:style-name="P28">Zależności</text:p>
      <text:p text:style-name="P21"/>
      <text:p text:style-name="P18"><text:span text:style-name="T12">Opis zaleznosci z grafem</text:span>: https://docs.gradle.org/2.4/userguide/java_plugin.html#sec:java_plugin_and_dependency_management</text:p>
      <text:p text:style-name="P37"><text:span text:style-name="T7">Zasadniczo najpoluparniejsze:</text:span></text:p>
      <text:list xml:id="list3844891100805504173" text:style-name="L4">
        <text:list-item>
          <text:p text:style-name="P38"><text:span text:style-name="T7">compile - uzywane przez :compileTestJava</text:span></text:p>
        </text:list-item>
        <text:list-item>
          <text:p text:style-name="P38"><text:span text:style-name="T7">runtime - rozszerza compile</text:span></text:p>
        </text:list-item>
        <text:list-item>
          <text:p text:style-name="P38"><text:span text:style-name="T7">testCompile - u</text:span><text:span text:style-name="T8">ż</text:span><text:span text:style-name="T7">ywa</text:span><text:span text:style-name="T8">ć</text:span><text:span text:style-name="T7"> tylko dl</text:span><text:span text:style-name="T8">a</text:span><text:span text:style-name="T7"> dependency u</text:span><text:span text:style-name="T8">ż</text:span><text:span text:style-name="T7">ywanych </text:span><text:span text:style-name="T8">wyłącznie</text:span><text:span text:style-name="T7"> podczas test</text:span><text:span text:style-name="T8">ó</text:span><text:span text:style-name="T7">w np Junit</text:span></text:p>
          <text:list>
            <text:list-header>
              <text:p text:style-name="P38"><text:span text:style-name="T7">testCompile 'junit:junit:4.11'</text:span></text:p>
            </text:list-header>
          </text:list>
        </text:list-item>
        <text:list-item>
          <text:p text:style-name="P38"><text:span text:style-name="T7">compileOnly - spowoduje, </text:span><text:span text:style-name="T8">ż</text:span><text:span text:style-name="T7">e dependency bedzie obecne dla compile, test + runtime, ale nie dla jar! Chodzi o to, </text:span><text:span text:style-name="T8">ż</text:span><text:span text:style-name="T7">e program app u</text:span><text:span text:style-name="T8">ż</text:span><text:span text:style-name="T7">ywa biblioteki foo, kt</text:span><text:span text:style-name="T8">ó</text:span><text:span text:style-name="T7">ra wewnetrznie u</text:span><text:span text:style-name="T8">ż</text:span><text:span text:style-name="T7">ywa biblioteki bar, wiec TYLKO foo jest niezbedne do skomilowania app, ale zarowno foo jak i bar do uruchomienia app</text:span></text:p>
        </text:list-item>
      </text:list>
      <text:p text:style-name="P18"/>
      <text:p text:style-name="P24">Wskazanie konkretnych dependencies do zaciągnięcia z<text:span text:style-name="T20">e</text:span> <text:span text:style-name="T19">ź</text:span>ródeł <text:span text:style-name="T20">w repository { … }</text:span></text:p>
      <text:p text:style-name="P18">dependencies { … <text:span text:style-name="T19">}</text:span></text:p>
      <text:p text:style-name="P24">Dwa <text:span text:style-name="T19">równoważne</text:span> sposoby określania pojedynczego dependency:</text:p>
      <text:list xml:id="list7691682641953230969" text:style-name="L5">
        <text:list-item>
          <text:p text:style-name="P39"><text:span text:style-name="T7">compile group: 'foo', name: 'foo', version: '0.1'</text:span></text:p>
        </text:list-item>
        <text:list-item>
          <text:p text:style-name="P39"><text:soft-page-break/><text:span text:style-name="T7">compile 'foo:foo:0.1'</text:span></text:p>
        </text:list-item>
      </text:list>
      <text:p text:style-name="P18"><text:tab/></text:p>
      <text:p text:style-name="P25">Dwa <text:span text:style-name="T19">równoważne</text:span> sposoby <text:s/><text:span text:style-name="T20">w</text:span>skazani<text:span text:style-name="T20">a</text:span> wielu dependancies:</text:p>
      <text:list xml:id="list8321128726370985345" text:style-name="L6">
        <text:list-item>
          <text:p text:style-name="P40"><text:span text:style-name="T7">compile (</text:span></text:p>
        </text:list-item>
      </text:list>
      <text:p text:style-name="P18"><text:tab/><text:tab/>[group: 'foo', name: 'foo', version: '0.1'],</text:p>
      <text:p text:style-name="P18"><text:s text:c="8"/><text:tab/><text:tab/>[group: 'bar', name: 'bar', version: '0.1']</text:p>
      <text:p text:style-name="P41"><text:span text:style-name="T7"><text:s text:c="4"/><text:tab/>)</text:span></text:p>
      <text:list xml:id="list7355218296460263214" text:style-name="L8">
        <text:list-item>
          <text:p text:style-name="P42"><text:span text:style-name="T7">compile 'foo:foo:0.1', 'bar:bar:0.1'<text:tab/></text:span></text:p>
        </text:list-item>
      </text:list>
      <text:p text:style-name="P18"><text:s text:c="4"/></text:p>
      <text:p text:style-name="P29">Compile, Api, Implementation</text:p>
      <text:list xml:id="list6308417310577578872" text:style-name="L9">
        <text:list-item>
          <text:p text:style-name="P43"><text:span text:style-name="T7">compile – </text:span><text:span text:style-name="T9">(</text:span><text:span text:style-name="T7">przestarza</text:span><text:span text:style-name="T9">ł</text:span><text:span text:style-name="T7">y</text:span><text:span text:style-name="T9">)</text:span><text:span text:style-name="T7"> </text:span><text:span text:style-name="T9">pozwala na odstęp do zagłębionych zależności</text:span></text:p>
        </text:list-item>
        <text:list-item>
          <text:p text:style-name="P43"><text:span text:style-name="T7">api – </text:span><text:span text:style-name="T9">pozwala na dostęp do zagłębionych zależności</text:span></text:p>
        </text:list-item>
        <text:list-item>
          <text:p text:style-name="P43"><text:span text:style-name="T7">implementation –</text:span><text:span text:style-name="T9"> blokuje dostęp do zagłębionych zależności</text:span></text:p>
        </text:list-item>
      </text:list>
      <text:p text:style-name="P18">Szczegoly z przykladem <text:s/>w https://stackoverflow.com/a/48388463</text:p>
      <text:p text:style-name="P19">W skrócie </text:p>
      <text:list xml:id="list3077789322020806952" text:style-name="L10">
        <text:list-item>
          <text:p text:style-name="P44"><text:span text:style-name="T7">mamy app korzystajaca z libA korzystajaca z libB</text:span></text:p>
        </text:list-item>
        <text:list-item>
          <text:p text:style-name="P44"><text:span text:style-name="T7">app ma implementation libA</text:span></text:p>
        </text:list-item>
      </text:list>
      <text:p text:style-name="P18"><text:s text:c="4"/>Je<text:span text:style-name="T20">śl</text:span>i libA ma api lub compile dla LibB, to app b<text:span text:style-name="T20">ę</text:span>dzie m<text:span text:style-name="T20">ó</text:span>gl korzysta<text:span text:style-name="T20">ć</text:span> z LibB (np LibB.getVal();)</text:p>
      <text:p text:style-name="P19"><text:s text:c="4"/>Je<text:span text:style-name="T20">śl</text:span>i libA ma implementation dla LibB, to app nie b<text:span text:style-name="T20">ę</text:span>dzie m<text:span text:style-name="T20">ó</text:span>gl korzysta<text:span text:style-name="T20">ć</text:span> a LibB (LibB.getVal(); nie skompiluje si<text:span text:style-name="T20">e</text:span>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42:44.042000000</meta:creation-date>
    <dc:date>2019-10-22T22:35:50.636000000</dc:date>
    <meta:editing-duration>PT2H9M18S</meta:editing-duration>
    <meta:editing-cycles>6</meta:editing-cycles>
    <meta:generator>LibreOffice/5.2.3.3$Windows_x86 LibreOffice_project/d54a8868f08a7b39642414cf2c8ef2f228f780cf</meta:generator>
    <meta:document-statistic meta:table-count="0" meta:image-count="0" meta:object-count="0" meta:page-count="8" meta:paragraph-count="459" meta:word-count="1727" meta:character-count="13838" meta:non-whitespace-character-count="11716"/>
  </office:meta>
</office:document-meta>
</file>